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7.384cm" fo:margin-left="-0.73cm" style:page-number="auto" table:align="left" style:writing-mode="lr-tb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1.773cm"/>
    </style:style>
    <style:style style:name="Table1.C" style:family="table-column">
      <style:table-column-properties style:column-width="3.069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561cm"/>
    </style:style>
    <style:style style:name="Table1.F" style:family="table-column">
      <style:table-column-properties style:column-width="1.931cm"/>
    </style:style>
    <style:style style:name="Table1.G" style:family="table-column">
      <style:table-column-properties style:column-width="2.566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672cm"/>
    </style:style>
    <style:style style:name="Table1.J" style:family="table-column">
      <style:table-column-properties style:column-width="1.799cm"/>
    </style:style>
    <style:style style:name="Table1.K" style:family="table-column">
      <style:table-column-properties style:column-width="2.514cm"/>
    </style:style>
    <style:style style:name="Table1.M" style:family="table-column">
      <style:table-column-properties style:column-width="2.4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9cm"/>
    </style:style>
    <style:style style:name="Table1.4" style:family="table-row">
      <style:table-row-properties style:min-row-height="0.36cm"/>
    </style:style>
    <style:style style:name="Table2" style:family="table">
      <style:table-properties style:width="27.384cm" fo:margin-left="-0.73cm" table:align="left" style:writing-mode="lr-tb"/>
    </style:style>
    <style:style style:name="Table2.A" style:family="table-column">
      <style:table-column-properties style:column-width="1.879cm"/>
    </style:style>
    <style:style style:name="Table2.B" style:family="table-column">
      <style:table-column-properties style:column-width="1.773cm"/>
    </style:style>
    <style:style style:name="Table2.C" style:family="table-column">
      <style:table-column-properties style:column-width="3.069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1.561cm"/>
    </style:style>
    <style:style style:name="Table2.F" style:family="table-column">
      <style:table-column-properties style:column-width="1.931cm"/>
    </style:style>
    <style:style style:name="Table2.G" style:family="table-column">
      <style:table-column-properties style:column-width="2.566cm"/>
    </style:style>
    <style:style style:name="Table2.H" style:family="table-column">
      <style:table-column-properties style:column-width="2.064cm"/>
    </style:style>
    <style:style style:name="Table2.I" style:family="table-column">
      <style:table-column-properties style:column-width="2.672cm"/>
    </style:style>
    <style:style style:name="Table2.J" style:family="table-column">
      <style:table-column-properties style:column-width="1.799cm"/>
    </style:style>
    <style:style style:name="Table2.K" style:family="table-column">
      <style:table-column-properties style:column-width="2.514cm"/>
    </style:style>
    <style:style style:name="Table2.M" style:family="table-column">
      <style:table-column-properties style:column-width="2.487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20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2.F2" style:family="table-cell" style:data-style-name="N113">
      <style:table-cell-properties fo:padding="0.097cm" fo:border-left="0.05pt solid #000000" fo:border-right="none" fo:border-top="none" fo:border-bottom="0.05pt solid #000000"/>
    </style:style>
    <style:style style:name="Table2.M2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69cm"/>
    </style:style>
    <style:style style:name="Table2.A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C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G4" style:family="table-cell" style:data-style-name="N4">
      <style:table-cell-properties fo:padding="0.097cm" fo:border-left="0.05pt solid #000000" fo:border-right="none" fo:border-top="1.05pt solid #000000" fo:border-bottom="0.05pt solid #000000"/>
    </style:style>
    <style:style style:name="Table2.L4" style:family="table-cell" style:data-style-name="N4">
      <style:table-cell-properties fo:padding="0.097cm" fo:border-left="0.05pt solid #000000" fo:border-right="0.05pt solid #000000" fo:border-top="1.05pt solid #000000" fo:border-bottom="0.05pt solid #000000"/>
    </style:style>
    <style:style style:name="Table2.C5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G5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L5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D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E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H6" style:family="table-cell" style:data-style-name="N100">
      <style:table-cell-properties fo:padding="0.097cm" fo:border-left="0.05pt solid #000000" fo:border-right="none" fo:border-top="1.05pt solid #000000" fo:border-bottom="0.05pt solid #000000"/>
    </style:style>
    <style:style style:name="Table2.J6" style:family="table-cell" style:data-style-name="N100">
      <style:table-cell-properties fo:padding="0.097cm" fo:border-left="0.05pt solid #000000" fo:border-right="none" fo:border-top="1.05pt solid #000000" fo:border-bottom="0.05pt solid #000000"/>
    </style:style>
    <style:style style:name="Table2.L6" style:family="table-cell" style:data-style-name="N100">
      <style:table-cell-properties fo:padding="0.097cm" fo:border-left="0.05pt solid #000000" fo:border-right="0.05pt solid #000000" fo:border-top="1.05pt solid #000000" fo:border-bottom="0.05pt solid #000000"/>
    </style:style>
    <style:style style:name="Table2.10" style:family="table-row">
      <style:table-row-properties style:min-row-height="0.425cm"/>
    </style:style>
    <style:style style:name="Table2.F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H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J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L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721cm"/>
    </style:style>
    <style:style style:name="Table2.12" style:family="table-row">
      <style:table-row-properties style:min-row-height="0.635cm"/>
    </style:style>
    <style:style style:name="Table2.13" style:family="table-row">
      <style:table-row-properties style:min-row-height="0.37cm"/>
    </style:style>
    <style:style style:name="Table2.14" style:family="table-row">
      <style:table-row-properties style:min-row-height="0.448cm"/>
    </style:style>
    <style:style style:name="Table2.16" style:family="table-row">
      <style:table-row-properties style:min-row-height="0.741cm"/>
    </style:style>
    <style:style style:name="Table2.L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L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9" style:family="table-row">
      <style:table-row-properties style:min-row-height="1.302cm"/>
    </style:style>
    <style:style style:name="Table2.H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7.5pt" fo:font-weight="bold" style:font-size-asian="7.5pt" style:font-weight-asian="bold" style:font-name-complex="Calibri" style:font-size-complex="7.5pt" style:font-weight-complex="bold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.5pt" fo:font-style="normal" fo:text-shadow="none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7pt" fo:font-style="normal" fo:text-shadow="none" style:text-underline-style="none" fo:font-weight="bold" style:font-name-asian="Calibri" style:font-size-asian="7pt" style:font-style-asian="normal" style:font-weight-asian="bold" style:font-name-complex="Calibri" style:font-size-complex="7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/>
      <style:text-properties fo:font-size="7.5pt" style:font-size-asian="7.5pt" style:font-size-complex="7.5pt"/>
    </style:style>
    <style:style style:name="P19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style:font-name-asian="Calibri" style:font-style-asian="norm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7pt" fo:font-style="normal" fo:text-shadow="none" style:text-underline-style="none" style:font-name-asian="Calibri" style:font-size-asian="7pt" style:font-style-asian="normal" style:font-size-complex="7pt" style:font-style-complex="normal" style:text-emphasize="none" style:text-overline-style="none" style:text-overline-color="font-color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J"/>
        <table:table-column table:style-name="Table1.M"/>
        <table:table-row>
          <table:table-cell table:style-name="Table1.A1" table:number-columns-spanned="5" office:value-type="string">
            <text:p text:style-name="P14"><text:span text:style-name="T1">Comparison Chart : <text:s text:c="2"/></text:span><text:span text:style-name="T1"><text:placeholder text:placeholder-type="text">&lt;(o.doc_no)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8" office:value-type="string">
            <text:p text:style-name="P11"><text:span text:style-name="T1">RFQ Date: </text:span><text:span text:style-name="T2"><text:placeholder text:placeholder-type="text">&lt;get_date(o.name and o.name.rfq_date or Fals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5">Quotation No's :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2"><text:placeholder text:placeholder-type="text" text:description="Q1">&lt;(get_info(o,1)and get_info(o,1).name or False)&gt;</text:placeholder></text:p>
          </table:table-cell>
          <table:covered-table-cell/>
          <table:table-cell table:style-name="Table1.A2" table:number-columns-spanned="2" office:value-type="string">
            <text:p text:style-name="P12"><text:placeholder text:placeholder-type="text">&lt;(get_info(o,2)and get_info(o,2).name or False)&gt;</text:placeholder></text:p>
          </table:table-cell>
          <table:covered-table-cell/>
          <table:table-cell table:style-name="Table1.A2" table:number-columns-spanned="2" office:value-type="string">
            <text:p text:style-name="P12"><text:placeholder text:placeholder-type="text">&lt;(get_info(o,3)and get_info(o,3).name or False)&gt;</text:placeholder></text:p>
          </table:table-cell>
          <table:covered-table-cell/>
          <table:table-cell table:style-name="Table1.L2" table:number-columns-spanned="2" office:value-type="string">
            <text:p text:style-name="P12"><text:placeholder text:placeholder-type="text">&lt;(get_info(o,4)  and get_info(o,4).name or False)&gt;</text:placeholder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Indent No</text:p>
          </table:table-cell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5">UOM</text:p>
          </table:table-cell>
          <table:table-cell table:style-name="Table1.A2" office:value-type="string">
            <text:p text:style-name="P5">Qty</text:p>
          </table:table-cell>
          <table:table-cell table:style-name="Table1.A2" table:number-columns-spanned="2" office:value-type="string">
            <text:p text:style-name="P3"><text:placeholder text:placeholder-type="text" text:description="location">&lt;get_supplier_code_name(get_info(o,1)  and get_info(o,1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3"><text:placeholder text:placeholder-type="text" text:description="location">&lt;get_supplier_code_name(get_info(o,2)  and get_info(o,2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3"><text:placeholder text:placeholder-type="text" text:description="location">&lt;get_supplier_code_name(get_info(o,3)  and get_info(o,3).supplier_id or False)&gt;</text:placeholder></text:p>
          </table:table-cell>
          <table:covered-table-cell/>
          <table:table-cell table:style-name="Table1.L2" table:number-columns-spanned="2" office:value-type="string">
            <text:p text:style-name="P3"><text:placeholder text:placeholder-type="text" text:description="location">&lt;get_supplier_code_name(get_info(o,4)  and get_info(o,4).supplier_id or False)&gt;</text:placeholder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L2" office:value-type="string">
            <text:p text:style-name="P5">Val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M"/>
        <table:table-header-rows>
          <table:table-row table:style-name="Table2.1">
            <table:table-cell table:style-name="Table2.A1" table:number-columns-spanned="13" office:value-type="string">
              <text:p text:style-name="P3"><text:placeholder text:placeholder-type="text" text:description="for">&lt;for each="seq,line in enumerate(o.name.rfq_line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3"><text:placeholder text:placeholder-type="text">&lt;(line.po_indent_id.name)&gt;</text:placeholder></text:p>
          </table:table-cell>
          <table:table-cell table:style-name="Table2.A2" office:value-type="string">
            <text:p text:style-name="P3"><text:placeholder text:placeholder-type="text">&lt;(line.product_id.default_code)&gt;</text:placeholder></text:p>
          </table:table-cell>
          <table:table-cell table:style-name="Table2.A2" office:value-type="string">
            <text:p text:style-name="P3"><text:placeholder text:placeholder-type="text">&lt;(line.product_id.name)&gt;</text:placeholder></text:p>
          </table:table-cell>
          <table:table-cell table:style-name="Table2.A2" office:value-type="string">
            <text:p text:style-name="P3"><text:placeholder text:placeholder-type="text">&lt;line.uom_id.name&gt;</text:placeholder></text:p>
          </table:table-cell>
          <table:table-cell table:style-name="Table2.E2" office:value-type="float" office:value="0">
            <text:p text:style-name="P4"><text:placeholder text:placeholder-type="text">&lt;(line.product_uom_qty)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F2" office:value-type="float" office:value="0">
            <text:p text:style-name="P4"><text:placeholder text:placeholder-type="text">&lt;get_vendor(o,1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2,line)['rate'],line) == True" &gt;</text:placeholder><text:placeholder text:placeholder-type="text">&lt;get_vendor(o,2,line)['rate']&gt;</text:placeholder><text:placeholder text:placeholder-type="text">&lt;/if&gt;</text:placeholder><text:placeholder text:placeholder-type="text">&lt;if test="is_bold(o,get_vendor(o,2,line)['rate'],line) == False"&gt;</text:placeholder><text:placeholder text:placeholder-type="text">&lt;get_vendor(o,2,line)['rate']&gt;</text:placeholder><text:placeholder text:placeholder-type="text">&lt;/if&gt;</text:placeholder></text:p>
          </table:table-cell>
          <table:table-cell table:style-name="Table2.F2" office:value-type="float" office:value="0">
            <text:p text:style-name="P4"><text:placeholder text:placeholder-type="text">&lt;get_vendor(o,2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F2" office:value-type="float" office:value="0">
            <text:p text:style-name="P4"><text:placeholder text:placeholder-type="text">&lt;get_vendor(o,3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M2" office:value-type="float" office:value="0">
            <text:p text:style-name="P4"><text:placeholder text:placeholder-type="text">&lt;get_vendor(o,4,line)['value']&gt;</text:placeholder></text:p>
          </table:table-cell>
        </table:table-row>
        <table:table-row>
          <table:table-cell table:style-name="Table2.A3" table:number-columns-spanned="1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table:number-columns-spanned="3" office:value-type="string">
            <text:p text:style-name="P6">Discount</text:p>
          </table:table-cell>
          <table:covered-table-cell/>
          <table:covered-table-cell/>
          <table:table-cell table:style-name="Table2.F4" office:value-type="string">
            <text:p text:style-name="P5"/>
          </table:table-cell>
          <table:table-cell table:style-name="Table2.G4" office:value-type="float" office:value="0">
            <text:p text:style-name="P4"><text:placeholder text:placeholder-type="text">&lt;get_disc(o,1)['disc']&gt;</text:placeholder></text:p>
          </table:table-cell>
          <table:table-cell table:style-name="Table2.G4">
            <text:p text:style-name="P6"/>
          </table:table-cell>
          <table:table-cell table:style-name="Table2.G4" office:value-type="float" office:value="0">
            <text:p text:style-name="P4"><text:placeholder text:placeholder-type="text">&lt;get_disc(o,2)['disc']&gt;</text:placeholder></text:p>
          </table:table-cell>
          <table:table-cell table:style-name="Table2.G4">
            <text:p text:style-name="P17"/>
          </table:table-cell>
          <table:table-cell table:style-name="Table2.G4" office:value-type="float" office:value="0">
            <text:p text:style-name="P4"><text:placeholder text:placeholder-type="text">&lt;get_disc(o,3)['disc']&gt;</text:placeholder></text:p>
          </table:table-cell>
          <table:table-cell table:style-name="Table2.L4" table:number-columns-spanned="2" office:value-type="float" office:value="0">
            <text:p text:style-name="P4"><text:placeholder text:placeholder-type="text">&lt;get_disc(o,4)['disc']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5" table:number-columns-spanned="3" office:value-type="string">
            <text:p text:style-name="P6">Total</text:p>
          </table:table-cell>
          <table:covered-table-cell/>
          <table:covered-table-cell/>
          <table:table-cell table:style-name="Table2.C5" office:value-type="string">
            <text:p text:style-name="P5"/>
          </table:table-cell>
          <table:table-cell table:style-name="Table2.G5" office:value-type="float" office:value="0">
            <text:p text:style-name="P8"><text:placeholder text:placeholder-type="text">&lt;get_disc(o,1)['sum_value']&gt;</text:placeholder></text:p>
          </table:table-cell>
          <table:table-cell table:style-name="Table2.G5">
            <text:p text:style-name="P8"/>
          </table:table-cell>
          <table:table-cell table:style-name="Table2.G5" office:value-type="float" office:value="0">
            <text:p text:style-name="P8"><text:placeholder text:placeholder-type="text">&lt;get_disc(o,2)['sum_value']&gt;</text:placeholder></text:p>
          </table:table-cell>
          <table:table-cell table:style-name="Table2.G5">
            <text:p text:style-name="P18"/>
          </table:table-cell>
          <table:table-cell table:style-name="Table2.G5" office:value-type="float" office:value="0">
            <text:p text:style-name="P8"><text:placeholder text:placeholder-type="text">&lt;get_disc(o,3)['sum_value']&gt;</text:placeholder></text:p>
          </table:table-cell>
          <table:table-cell table:style-name="Table2.L5" table:number-columns-spanned="2" office:value-type="float" office:value="0">
            <text:p text:style-name="P8"><text:placeholder text:placeholder-type="text">&lt;get_disc(o,4)['sum_value']&gt;</text:placeholder></text:p>
          </table:table-cell>
          <table:covered-table-cell/>
        </table:table-row>
        <table:table-row>
          <table:table-cell table:style-name="Table2.A6" office:value-type="string">
            <text:p text:style-name="P5"/>
          </table:table-cell>
          <table:table-cell table:style-name="Table2.B6" table:number-columns-spanned="2" office:value-type="string">
            <text:p text:style-name="P16">For Basis</text:p>
          </table:table-cell>
          <table:covered-table-cell/>
          <table:table-cell table:style-name="Table2.D6" office:value-type="string">
            <text:p text:style-name="P5"/>
          </table:table-cell>
          <table:table-cell table:style-name="Table2.E6" office:value-type="string">
            <text:p text:style-name="P5"/>
          </table:table-cell>
          <table:table-cell table:style-name="Table2.F6" table:number-columns-spanned="2" office:value-type="string">
            <text:p text:style-name="P4"><text:placeholder text:placeholder-type="text">&lt;get_info(o,1) and get_info(o,1).for_basis&gt;</text:placeholder></text:p>
          </table:table-cell>
          <table:covered-table-cell/>
          <table:table-cell table:style-name="Table2.H6" table:number-columns-spanned="2" office:value-type="float" office:value="0">
            <text:p text:style-name="P4"><text:placeholder text:placeholder-type="text">&lt;get_info(o,2) and get_info(o,2).for_basis&gt;</text:placeholder></text:p>
          </table:table-cell>
          <table:covered-table-cell/>
          <table:table-cell table:style-name="Table2.J6" table:number-columns-spanned="2" office:value-type="float" office:value="0">
            <text:p text:style-name="P4"><text:placeholder text:placeholder-type="text">&lt;get_info(o,3) and get_info(o,3).for_basis&gt;</text:placeholder></text:p>
          </table:table-cell>
          <table:covered-table-cell/>
          <table:table-cell table:style-name="Table2.L6" table:number-columns-spanned="2" office:value-type="float" office:value="0">
            <text:p text:style-name="P4"><text:placeholder text:placeholder-type="text">&lt;get_info(o,4) and get_info(o,4).for_basi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6">P &amp; F Charges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p_f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p_f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6">Excise Duty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ed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ed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6">Tax (CST/VAT)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ext:soft-page-break/>
        <table:table-row table:style-name="Table2.10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6">Other Charge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10" table:number-columns-spanned="2" office:value-type="float" office:value="0">
            <text:p text:style-name="P4">0.00</text:p>
          </table:table-cell>
          <table:covered-table-cell/>
          <table:table-cell table:style-name="Table2.H10" table:number-columns-spanned="2" office:value-type="float" office:value="0">
            <text:p text:style-name="P4">0.00</text:p>
          </table:table-cell>
          <table:covered-table-cell/>
          <table:table-cell table:style-name="Table2.J10" table:number-columns-spanned="2" office:value-type="float" office:value="0">
            <text:p text:style-name="P13">0.00</text:p>
          </table:table-cell>
          <table:covered-table-cell/>
          <table:table-cell table:style-name="Table2.L10" table:number-columns-spanned="2" office:value-type="float" office:value="0">
            <text:p text:style-name="P13">0.00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6">Freight Amoun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fright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fright&gt;</text:placeholder></text:p>
          </table:table-cell>
          <table:covered-table-cell/>
        </table:table-row>
        <table:table-row table:style-name="Table2.12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Gross Landed Co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gross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gross&gt;</text:placeholder></text:p>
          </table:table-cell>
          <table:covered-table-cell/>
        </table:table-row>
        <table:table-row table:style-name="Table2.13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ED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A2" table:number-columns-spanned="2" office:value-type="string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</table:table-row>
        <table:table-row table:style-name="Table2.14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V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net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net&gt;</text:placeholder></text:p>
          </table:table-cell>
          <table:covered-table-cell/>
        </table:table-row>
        <table:table-row table:style-name="Table2.16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Unit 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Payment terms :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1) and get_info(o,1).payment_term_id and get_info(o,1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2) and get_info(o,2).payment_term_id and get_info(o,2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3) and get_info(o,3).payment_term_id and get_info(o,3).payment_term_id.name&gt;</text:placeholder></text:p>
          </table:table-cell>
          <table:covered-table-cell/>
          <table:table-cell table:style-name="Table2.L17" table:number-columns-spanned="2" office:value-type="string">
            <text:p text:style-name="P2"><text:placeholder text:placeholder-type="text">&lt;get_info(o,4) and get_info(o,4).payment_term_id and get_info(o,4).payment_term_id.name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Delivery Schedule :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date(get_info(o,1) and get_info(o,1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2) and get_info(o,2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3)and get_info(o,3).schedule)&gt;</text:placeholder></text:p>
          </table:table-cell>
          <table:covered-table-cell/>
          <table:table-cell table:style-name="Table2.L18" table:number-columns-spanned="2" office:value-type="string">
            <text:p text:style-name="P2"><text:placeholder text:placeholder-type="text">&lt;get_date(get_info(o,3) and get_info(o,3).schedule)&gt;</text:placeholder></text:p>
          </table:table-cell>
          <table:covered-table-cell/>
        </table:table-row>
        <table:table-row table:style-name="Table2.19">
          <table:table-cell table:style-name="Table2.A2" table:number-columns-spanned="7" office:value-type="string">
            <text:p text:style-name="P7"/>
            <text:p text:style-name="P7">Prepared By :</text:p>
            <text:p text:style-name="P7"><text:s text:c="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9" table:number-columns-spanned="6" office:value-type="string">
            <text:p text:style-name="P7"/>
            <text:p text:style-name="P7">Checked By 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>V V TITANIUM PIGMENTS PVT LTD</text:p>
        <text:p text:style-name="MP3">TUTICORI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7-05-24T15:44:02</dc:date>
    <dc:creator>Dev127 </dc:creator>
    <meta:editing-duration>PT8H32M47S</meta:editing-duration>
    <meta:editing-cycles>394</meta:editing-cycles>
    <meta:document-statistic meta:table-count="2" meta:image-count="0" meta:object-count="0" meta:page-count="2" meta:paragraph-count="119" meta:word-count="323" meta:character-count="4674" meta:non-whitespace-character-count="4440"/>
  </office:meta>
</office:document-meta>
</file>